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6" style:family="table">
      <style:table-properties style:width="16.999cm" table:align="margins"/>
    </style:style>
    <style:style style:name="Tabell6.A" style:family="table-column">
      <style:table-column-properties style:column-width="2.833cm" style:rel-column-width="10921*"/>
    </style:style>
    <style:style style:name="Tabell6.B" style:family="table-column">
      <style:table-column-properties style:column-width="2.833cm" style:rel-column-width="10922*"/>
    </style:style>
    <style:style style:name="Tabell6.D" style:family="table-column">
      <style:table-column-properties style:column-width="2.833cm" style:rel-column-width="10924*"/>
    </style:style>
    <style:style style:name="Tabell6.F" style:family="table-column">
      <style:table-column-properties style:column-width="2.833cm" style:rel-column-width="10923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F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E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ell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rapport (iteration 5 18/5 - 2014)</text:h>
      <text:p text:style-name="Text_20_body"/>
      <text:p text:style-name="Text_20_body">Detta är testen som utfördes under iteration 5. Kraven som ska testas är <text:s/>6, 7, 16 från min product backlog. Filerna som ska användas är index.html och server.js, main.js, game.js, map.js, monster.js, collisiondetector.js, controls.js och player.js.</text:p>
      <text:p text:style-name="Text_20_body">Testspecifikation 5 är det som körs och miljön jag utför testet i är windows 7.</text:p>
      <text:p text:style-name="Text_20_body">Spelversionen heter i github: Monster spawnar alltid nära spelare.</text:p>
      <text:p text:style-name="Text_20_body"/>
      <text:p text:style-name="Text_20_body">Förkrav:</text:p>
      <text:list xml:id="list4779713560244764257" text:style-name="L1">
        <text:list-item>
          <text:p text:style-name="P1">Server js måste köras för att filer ska kunna hämtas och visas i webbläsaren.</text:p>
        </text:list-item>
      </text:list>
      <text:h text:style-name="Heading_20_2" text:outline-level="2"/>
      <text:h text:style-name="Heading_20_2" text:outline-level="2">Testspecifikation 5</text:h>
      <text:p text:style-name="Text_20_body">Testfall:</text:p>
      <text:p text:style-name="Text_20_body"/>
      <table:table table:name="Tabell6" table:style-name="Tabell6">
        <table:table-column table:style-name="Tabell6.A"/>
        <table:table-column table:style-name="Tabell6.B"/>
        <table:table-column table:style-name="Tabell6.A"/>
        <table:table-column table:style-name="Tabell6.D" table:number-columns-repeated="2"/>
        <table:table-column table:style-name="Tabell6.F"/>
        <table:table-row>
          <table:table-cell table:style-name="Tabell6.A1" office:value-type="string">
            <text:p text:style-name="Table_20_Contents">Krav</text:p>
          </table:table-cell>
          <table:table-cell table:style-name="Tabell6.A1" office:value-type="string">
            <text:p text:style-name="Table_20_Contents">Input</text:p>
          </table:table-cell>
          <table:table-cell table:style-name="Tabell6.A1" office:value-type="string">
            <text:p text:style-name="Table_20_Contents">Förväntat resultat</text:p>
          </table:table-cell>
          <table:table-cell table:style-name="Tabell6.A1" office:value-type="string">
            <text:p text:style-name="Table_20_Contents">Syfte</text:p>
          </table:table-cell>
          <table:table-cell table:style-name="Tabell6.A1" office:value-type="string">
            <text:p text:style-name="Table_20_Contents">Utfall</text:p>
          </table:table-cell>
          <table:table-cell table:style-name="Tabell6.F1" office:value-type="string">
            <text:p text:style-name="Table_20_Contents">Kommentar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A2" office:value-type="string">
            <text:p text:style-name="Table_20_Contents">Kolla så man kan slå ihjäl monster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A2" office:value-type="string">
            <text:p text:style-name="Table_20_Contents">Kolla så man kan slå ihjäl monster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A2" office:value-type="string">
            <text:p text:style-name="Table_20_Contents">Kolla så man kan slå ihjäl monster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A2" office:value-type="string">
            <text:p text:style-name="Table_20_Contents">Kolla så man kan slå ihjäl monster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A2" office:value-type="string">
            <text:p text:style-name="Table_20_Contents">Kolla så man kan slå ihjäl monster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A2" office:value-type="string">
            <text:p text:style-name="Table_20_Contents">Kolla så man kan slå ihjäl monster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canvasens storlek.</text:p>
          </table:table-cell>
          <table:table-cell table:style-name="Tabell6.A2" office:value-type="string">
            <text:p text:style-name="Table_20_Contents">Man ser bara sin karaktär och banan runt den.</text:p>
          </table:table-cell>
          <table:table-cell table:style-name="Tabell6.A2" office:value-type="string">
            <text:p text:style-name="Table_20_Contents">Man ska bara se området runt sin karaktär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vänst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A2" office:value-type="string">
            <text:p text:style-name="Table_20_Contents">Spelaren ska alltid vara i <text:soft-page-break/>mitten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hög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A2" office:value-type="string">
            <text:p text:style-name="Table_20_Contents">Spelaren ska alltid vara i mitten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om bilden rör sig</text:p>
          </table:table-cell>
          <table:table-cell table:style-name="Tabell6.A2" office:value-type="string">
            <text:p text:style-name="Table_20_Contents">Bilden ska stå still i två sekunder innan den börjar flytta sig uppåt längs banan</text:p>
          </table:table-cell>
          <table:table-cell table:style-name="Tabell6.A2" office:value-type="string">
            <text:p text:style-name="Table_20_Contents">Bilden ska flytta sig långsamt uppåt under spelet, men ge spelaren 2 sekunder precis i början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Låt spelaren stå still</text:p>
          </table:table-cell>
          <table:table-cell table:style-name="Tabell6.A2" office:value-type="string">
            <text:p text:style-name="Table_20_Contents">När halva gubben är utanför bilden så dör den.</text:p>
          </table:table-cell>
          <table:table-cell table:style-name="Tabell6.A2" office:value-type="string">
            <text:p text:style-name="Table_20_Contents">Man ska dö när man når botten av skärmen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tarta ett multiplayerspel</text:p>
          </table:table-cell>
          <table:table-cell table:style-name="Tabell6.A2" office:value-type="string">
            <text:p text:style-name="Table_20_Contents">Servern skapar och skickar en multiplayerbana</text:p>
          </table:table-cell>
          <table:table-cell table:style-name="Tabell6.A2" office:value-type="string">
            <text:p text:style-name="Table_20_Contents">Servern ska kunna skapa och skicka en multiplayerbana till servern. Klienten ska kunna rendera den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pela på en multiplayerbana under några minuter</text:p>
          </table:table-cell>
          <table:table-cell table:style-name="Tabell6.A2" office:value-type="string">
            <text:p text:style-name="Table_20_Contents">Banan tar inte slut.</text:p>
          </table:table-cell>
          <table:table-cell table:style-name="Tabell6.A2" office:value-type="string">
            <text:p text:style-name="Table_20_Contents">En multiplayerbana fylls hela tiden på med mer block från servern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singleplayer-spel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A2" office:value-type="string">
            <text:p text:style-name="Table_20_Contents">Nya fiender skickas kontinuerligt från servern och spawnar i närheten (0-10 nivåer upp) av spelaren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multiplayer-spel under några minuter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A2" office:value-type="string">
            <text:p text:style-name="Table_20_Contents">Nya fiender skickas kontinuerligt från servern och spawnar i närheten (0-10 nivåer upp) av spelaren.</text:p>
          </table:table-cell>
          <table:table-cell table:style-name="Tabell6.E2" office:value-type="string">
            <text:p text:style-name="Table_20_Contents">Pass</text:p>
          </table:table-cell>
          <table:table-cell table:style-name="Tabell6.F2" office:value-type="string">
            <text:p text:style-name="Table_20_Contents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4M44S</meta:editing-duration>
    <meta:editing-cycles>94</meta:editing-cycles>
    <meta:generator>OpenOffice/4.0.1$Win32 OpenOffice.org_project/401m5$Build-9714</meta:generator>
    <dc:date>2014-05-17T17:37:56.55</dc:date>
    <dc:creator>Henrik Gabrielsson</dc:creator>
    <meta:document-statistic meta:table-count="1" meta:image-count="0" meta:object-count="0" meta:page-count="2" meta:paragraph-count="104" meta:word-count="436" meta:character-count="2460"/>
    <meta:user-defined meta:name="Info 1"/>
    <meta:user-defined meta:name="Info 2"/>
    <meta:user-defined meta:name="Info 3"/>
    <meta:user-defined meta:name="Info 4"/>
  </office:meta>
</office:document-meta>
</file>